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0000002D78BA50066F28587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3.08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2.549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767cm" fo:min-width="3.183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894cm" fo:min-width="2.295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767cm" fo:min-width="2.803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402cm" fo:min-width="3.438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47cm" svg:x="0.108cm" svg:y="8.126cm">
          <draw:image xlink:href="Pictures/1000000000000550000002D78BA50066F28587A1.png" xlink:type="simple" xlink:show="embed" xlink:actuate="onLoad">
            <text:p/>
          </draw:image>
        </draw:frame>
        <draw:custom-shape draw:style-name="gr2" draw:text-style-name="P1" draw:layer="layout" svg:width="3.588cm" svg:height="1.524cm" svg:x="15.224cm" svg:y="7.096cm">
          <text:p text:style-name="P1">Description</text:p>
          <draw:enhanced-geometry svg:viewBox="0 0 21600 21600" draw:glue-points="10800 0 0 10800 10800 21600 21600 10800 ?f40 ?f41" draw:text-areas="0 0 21600 21600" draw:type="rectangular-callout" draw:modifiers="-13144.1627194205 27364.721311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048cm" svg:height="0.889cm" svg:x="3.54cm" svg:y="7.604cm">
          <text:p text:style-name="P1">Tool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683cm" svg:height="1.016cm" svg:x="13.319cm" svg:y="11.541cm">
          <text:p text:style-name="P1">QuickTools</text:p>
          <draw:enhanced-geometry svg:viewBox="0 0 21600 21600" draw:glue-points="10800 0 0 10800 10800 21600 21600 10800 ?f40 ?f41" draw:text-areas="0 0 21600 21600" draw:type="rectangular-callout" draw:modifiers="5370.68403908795 32665.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794cm" svg:height="1.143cm" svg:x="10.525cm" svg:y="14.462cm">
          <text:p text:style-name="P1">Output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375.59928443649 29058.0419580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3.302cm" svg:height="1.016cm" svg:x="5.826cm" svg:y="12.557cm">
          <text:p text:style-name="P1">Preview</text:p>
          <draw:enhanced-geometry svg:viewBox="0 0 21600 21600" draw:glue-points="10800 0 0 10800 10800 21600 21600 10800 ?f40 ?f41" draw:text-areas="0 0 21600 21600" draw:type="rectangular-callout" draw:modifiers="2027.24795640327 32665.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3.937cm" svg:height="1.651cm" svg:x="16.875cm" svg:y="12.684cm">
          <text:p text:style-name="P1">Run</text:p>
          <text:p text:style-name="P1">Highlighted</text:p>
          <draw:enhanced-geometry svg:viewBox="0 0 21600 21600" draw:glue-points="10800 0 0 10800 10800 21600 21600 10800 ?f40 ?f41" draw:text-areas="0 0 21600 21600" draw:type="rectangular-callout" draw:modifiers="12346.7750126968 28882.808716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200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10:43:40.145000000</meta:creation-date>
    <dc:date>2018-09-18T10:54:35.464000000</dc:date>
    <meta:editing-duration>PT11M4S</meta:editing-duration>
    <meta:editing-cycles>5</meta:editing-cycles>
    <meta:generator>LibreOffice/6.0.3.2$Windows_X86_64 LibreOffice_project/8f48d515416608e3a835360314dac7e47fd0b821</meta:generator>
    <meta:document-statistic meta:object-count="7"/>
  </office:meta>
</office:document-meta>
</file>